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BADD57D7.png" manifest:media-type="image/png"/>
  <manifest:file-entry manifest:full-path="Pictures/10000000000000E1000000E19626DFBE.png" manifest:media-type="image/png"/>
  <manifest:file-entry manifest:full-path="Pictures/10000001000003EC000004004E89FF1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48cm" fo:min-width="3.214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34cm" fo:min-width="3.03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3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876cm" fo:min-width="1.876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7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1.626cm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5cm" svg:height="3.25cm" svg:x="1.25cm" svg:y="1cm">
          <text:p text:style-name="P1">probl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cm" svg:height="1.25cm" svg:x="3cm" svg:y="7.5cm">
          <text:p text:style-name="P1">proble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cm" svg:height="1.25cm" svg:x="3cm" svg:y="13cm">
          <text:p text:style-name="P1">proble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cm" svg:height="1.25cm" svg:x="3.25cm" svg:y="18.25cm">
          <text:p text:style-name="P1">problem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4cm" svg:height="3.5cm" svg:x="14.75cm" svg:y="1cm">
          <text:p text:style-name="P1">Solution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916cm" svg:height="2.974cm" svg:x="6cm" svg:y="3.776cm">
          <draw:image xlink:href="Pictures/10000001000003EC000004004E89FF18.png" xlink:type="simple" xlink:show="embed" xlink:actuate="onLoad" draw:mime-type="image/png">
            <text:p/>
          </draw:image>
        </draw:frame>
        <draw:custom-shape draw:style-name="gr5" draw:text-style-name="P1" xml:id="id5" draw:id="id5" draw:layer="layout" svg:width="4.75cm" svg:height="2.25cm" svg:x="10.5cm" svg:y="7cm">
          <text:p text:style-name="P1">task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4.5cm" svg:height="2cm" svg:x="10.5cm" svg:y="12.75cm">
          <text:p text:style-name="P1">task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7" draw:id="id7" draw:layer="layout" svg:width="4.25cm" svg:height="2cm" svg:x="10.75cm" svg:y="18cm">
          <text:p text:style-name="P1">task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" draw:layer="layout" svg:width="2.392cm" svg:height="2.392cm" svg:x="11.75cm" svg:y="15.358cm">
          <draw:image xlink:href="Pictures/10000000000000E1000000E19626DFBE.png" xlink:type="simple" xlink:show="embed" xlink:actuate="onLoad" draw:mime-type="image/png">
            <text:p/>
          </draw:image>
        </draw:frame>
        <draw:frame draw:style-name="gr4" draw:text-style-name="P1" draw:layer="layout" svg:width="2.202cm" svg:height="2.202cm" svg:x="11.75cm" svg:y="9.798cm">
          <draw:image xlink:href="Pictures/10000000000000E1000000E1BADD57D7.png" xlink:type="simple" xlink:show="embed" xlink:actuate="onLoad" draw:mime-type="image/png">
            <text:p/>
          </draw:image>
        </draw:frame>
        <draw:connector draw:style-name="gr8" draw:text-style-name="P2" draw:layer="layout" svg:x1="2.018cm" svg:y1="3.774cm" svg:x2="3cm" svg:y2="8.125cm" draw:start-shape="id1" draw:start-glue-point="7" draw:end-shape="id2" draw:end-glue-point="6" svg:d="M2018 3774v4351h982" svg:viewBox="0 0 983 4352">
          <text:p/>
        </draw:connector>
        <draw:connector draw:style-name="gr9" draw:text-style-name="P2" draw:layer="layout" svg:x1="2.018cm" svg:y1="3.774cm" svg:x2="3cm" svg:y2="13.625cm" draw:start-shape="id1" draw:start-glue-point="7" draw:end-shape="id3" draw:end-glue-point="6" svg:d="M2018 3774v9851h982" svg:viewBox="0 0 983 9852">
          <text:p/>
        </draw:connector>
        <draw:connector draw:style-name="gr10" draw:text-style-name="P2" draw:layer="layout" svg:x1="2.018cm" svg:y1="3.774cm" svg:x2="3.25cm" svg:y2="18.875cm" draw:start-shape="id1" draw:start-glue-point="7" draw:end-shape="id4" draw:end-glue-point="6" svg:d="M2018 3774v15101h1232" svg:viewBox="0 0 1233 15102">
          <text:p/>
        </draw:connector>
        <draw:connector draw:style-name="gr11" draw:text-style-name="P2" draw:layer="layout" svg:x1="8cm" svg:y1="8.125cm" svg:x2="10.5cm" svg:y2="8.125cm" draw:start-shape="id2" draw:start-glue-point="10" draw:end-shape="id5" draw:end-glue-point="5" svg:d="M8000 8125h2500" svg:viewBox="0 0 2501 1">
          <text:p/>
        </draw:connector>
        <draw:connector draw:style-name="gr12" draw:text-style-name="P2" draw:layer="layout" svg:x1="8cm" svg:y1="13.625cm" svg:x2="10.5cm" svg:y2="13.75cm" draw:start-shape="id3" draw:start-glue-point="10" draw:end-shape="id6" draw:end-glue-point="5" svg:d="M8000 13625h1251v125h1249" svg:viewBox="0 0 2501 126">
          <text:p/>
        </draw:connector>
        <draw:connector draw:style-name="gr13" draw:text-style-name="P2" draw:layer="layout" svg:x1="8.25cm" svg:y1="18.875cm" svg:x2="10.75cm" svg:y2="19cm" draw:start-shape="id4" draw:start-glue-point="10" draw:end-shape="id7" draw:end-glue-point="5" svg:d="M8250 18875h1251v125h1249" svg:viewBox="0 0 2501 126">
          <text:p/>
        </draw:connector>
        <draw:connector draw:style-name="gr14" draw:text-style-name="P2" draw:layer="layout" svg:x1="15.25cm" svg:y1="8.125cm" svg:x2="16.75cm" svg:y2="4.5cm" draw:start-shape="id5" draw:start-glue-point="7" draw:end-shape="id8" draw:end-glue-point="2" svg:d="M15250 8125h1500v-3625" svg:viewBox="0 0 1501 3626">
          <text:p/>
        </draw:connector>
        <draw:connector draw:style-name="gr15" draw:text-style-name="P2" draw:layer="layout" svg:x1="15cm" svg:y1="13.75cm" svg:x2="16.75cm" svg:y2="4.5cm" draw:start-shape="id6" draw:start-glue-point="7" draw:end-shape="id8" draw:end-glue-point="2" svg:d="M15000 13750h1750v-9250" svg:viewBox="0 0 1751 9251">
          <text:p/>
        </draw:connector>
        <draw:connector draw:style-name="gr16" draw:text-style-name="P2" draw:layer="layout" svg:x1="15cm" svg:y1="19cm" svg:x2="16.75cm" svg:y2="4.5cm" draw:start-shape="id7" draw:start-glue-point="7" draw:end-shape="id8" draw:end-glue-point="2" svg:d="M15000 19000h1750v-14500" svg:viewBox="0 0 1751 14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1:26:47.975362208</meta:creation-date>
    <dc:date>2024-11-19T11:45:10.922829073</dc:date>
    <meta:editing-duration>PT18M23S</meta:editing-duration>
    <meta:editing-cycles>3</meta:editing-cycles>
    <meta:generator>LibreOffice/24.2.5.2$Linux_X86_64 LibreOffice_project/420$Build-2</meta:generator>
    <meta:document-statistic meta:object-count="20"/>
  </office:meta>
</office:document-meta>
</file>